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24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2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2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Julio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Colectas Misas</text:p>
          </table:table-cell>
          <table:covered-table-cell table:style-name="ce34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526872.41" calcext:value-type="float">
            <text:p>$ 526,872.41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220400" calcext:value-type="float">
            <text:p>$ 220,40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471292.25" calcext:value-type="float">
            <text:p>$ 471,292.25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83720" calcext:value-type="float">
            <text:p>$ 83,72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134509" calcext:value-type="float">
            <text:p>$ 134,509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244560" calcext:value-type="float">
            <text:p>$ 244,560.00</text:p>
          </table:table-cell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73861.67" calcext:value-type="float">
            <text:p>$ 73,861.6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197680" calcext:value-type="float">
            <text:p>$ 197,680.00</text:p>
          </table:table-cell>
          <table:table-cell table:style-name="ce26" office:value-type="string" calcext:value-type="string">
            <text:p>Lamparas</text:p>
          </table:table-cell>
          <table:table-cell table:style-name="ce30" office:value-type="float" office:value="77669" calcext:value-type="float">
            <text:p>$ 77,669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287646" calcext:value-type="float">
            <text:p>$ 287,646.00</text:p>
          </table:table-cell>
          <table:table-cell table:style-name="ce26" office:value-type="string" calcext:value-type="string">
            <text:p>Material Catequesis</text:p>
          </table:table-cell>
          <table:table-cell table:style-name="ce30" office:value-type="float" office:value="80000" calcext:value-type="float">
            <text:p>$ 8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49100" calcext:value-type="float">
            <text:p>$ 49,100.00</text:p>
          </table:table-cell>
          <table:table-cell table:style-name="ce26" office:value-type="string" calcext:value-type="string">
            <text:p>Leña</text:p>
          </table:table-cell>
          <table:table-cell table:style-name="ce30" office:value-type="float" office:value="130000" calcext:value-type="float">
            <text:p>$ 13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21980" calcext:value-type="float">
            <text:p>$ 21,980.00</text:p>
          </table:table-cell>
          <table:table-cell table:style-name="ce26" office:value-type="string" calcext:value-type="string">
            <text:p>Limpieza Templos</text:p>
          </table:table-cell>
          <table:table-cell table:style-name="ce30" office:value-type="float" office:value="55000" calcext:value-type="float">
            <text:p>$ 5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0" table:formula="of:=SUM([.C9:.C15])" office:value-type="float" office:value="1105086" calcext:value-type="float">
            <text:p>$ 1,105,086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31324" calcext:value-type="float">
            <text:p>$ 31,324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Colecta Iglesia Universal</text:p>
          </table:table-cell>
          <table:table-cell table:style-name="ce30" office:value-type="float" office:value="50000" calcext:value-type="float">
            <text:p>$ 5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7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60000" calcext:value-type="float">
            <text:p>$ 6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7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158050" calcext:value-type="float">
            <text:p>$ 158,05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Donaciones</text:p>
          </table:table-cell>
          <table:covered-table-cell table:style-name="ce34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60000" calcext:value-type="float">
            <text:p>$ 6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530000" calcext:value-type="float">
            <text:p>$ 530,000.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110508.6" calcext:value-type="float">
            <text:p>$ 110,508.6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[.C16]+[.C17]+[.C21]" office:value-type="float" office:value="1635086" calcext:value-type="float">
            <text:p>$ 1,635,086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1])" office:value-type="float" office:value="2019086.93" calcext:value-type="float">
            <text:p>$ 2,019,086.9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Déficit</text:p>
          </table:table-cell>
          <table:table-cell table:style-name="ce12" table:formula="of:=[.C23]-[.E23]" office:value-type="float" office:value="-384000.93" calcext:value-type="float">
            <text:p>-$ 384,000.9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41" office:value-type="string" calcext:value-type="string">
            <text:p>Material de Catequesis y Centro Infantil</text:p>
          </table:table-cell>
          <table:table-cell table:style-name="ce12" office:value-type="float" office:value="608330.9" calcext:value-type="float">
            <text:p>$ 608,330.90</text:p>
          </table:table-cell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41" office:value-type="string" calcext:value-type="string">
            <text:p>Recursos: Donaciones</text:p>
          </table:table-cell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60">
      <number:hours/>
      <number:text>:</number:text>
      <number:minutes number:style="long"/>
      <number:text> </number:text>
      <number:am-pm/>
    </number:time-style>
    <number:time-style style:name="N159">
      <number:hours/>
      <number:text>:</number:text>
      <number:minutes number:style="long"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date-style style:name="N15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date-style style:name="N146">
      <number:month/>
      <number:text>/</number:text>
      <number:day/>
      <number:text>/</number:text>
      <number:year number:style="long"/>
    </number:dat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date-style style:name="N122">
      <number:day/>
      <number:text>-</number:text>
      <number:month number:textual="true"/>
      <number:text>-</number:text>
      <number:year/>
    </number:date-style>
    <number:time-style style:name="N153">
      <number:minutes number:style="long"/>
      <number:text>:</number:text>
      <number:seconds number:style="long" number:decimal-places="1"/>
    </number:time-style>
    <number:number-style style:name="N124P0" style:volatile="true">
      <number:text>$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37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time-style style:name="N161">
      <number:minutes number:style="long"/>
      <number:text>:</number:text>
      <number:seconds number:style="long"/>
    </number:time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07-30T10:10:32.357165475</dc:date>
    <meta:editing-cycles>69</meta:editing-cycles>
    <meta:editing-duration>PT5H40M44S</meta:editing-duration>
    <meta:generator>LibreOffice/7.3.7.2$Linux_X86_64 LibreOffice_project/30$Build-2</meta:generator>
    <meta:print-date>2024-07-06T12:26:27.096987748</meta:print-date>
    <meta:document-statistic meta:table-count="1" meta:cell-count="62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